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5000000A22CE7F227199E2AA6.png" manifest:media-type="image/png"/>
  <manifest:file-entry manifest:full-path="Pictures/10000000000001FF000000DE27401E95B8FECE62.png" manifest:media-type="image/png"/>
  <manifest:file-entry manifest:full-path="Pictures/100000000000020C0000013A4AA84F472DF32165.png" manifest:media-type="image/png"/>
  <manifest:file-entry manifest:full-path="Pictures/10000000000002D000000190228F70A15B4F91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945cm"/>
    </style:style>
    <style:style style:name="gr2" style:family="graphic" style:parent-style-name="standard">
      <style:graphic-properties draw:stroke="none" draw:fill="none" fo:min-height="0.788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/>
      <style:paragraph-properties fo:margin-left="0cm" fo:margin-right="0cm" fo:text-align="center" fo:text-indent="0cm" style:punctuation-wrap="hanging" style:line-break="strict"/>
      <style:text-properties fo:color="#ff0000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/>
      <style:paragraph-properties fo:margin-left="0cm" fo:margin-right="0cm" fo:text-align="center" fo:text-indent="0cm" style:punctuation-wrap="hanging" style:line-break="stric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ff0000" fo:font-size="24pt" fo:language="en" fo:country="US" fo:font-weight="bold" style:font-size-asian="24pt" style:font-weight-asian="bold" style:font-size-complex="24pt" style:font-weight-complex="bold"/>
    </style:style>
    <style:style style:name="T2" style:family="text">
      <style:text-properties fo:color="#000080" fo:font-size="20pt" fo:language="en" fo:country="US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L. Burmistrov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2" draw:layer="layout" svg:width="25.4cm" svg:height="1.195cm" svg:x="1.27cm" svg:y="0.37cm">
          <draw:text-box>
            <text:p text:style-name="P1"><text:span text:style-name="T1">Title</text:span></text:p>
          </draw:text-box>
        </draw:frame>
        <draw:frame draw:style-name="gr2" draw:text-style-name="P3" draw:layer="layout" svg:width="17.95cm" svg:height="1.038cm" svg:x="5.08cm" svg:y="1.81cm">
          <draw:text-box>
            <text:p text:style-name="P1"><text:span text:style-name="T2">Leonid Burmistrov</text:span></text:p>
          </draw:text-box>
        </draw:frame>
        <draw:frame draw:style-name="gr3" draw:text-style-name="P4" draw:layer="layout" svg:width="5.944cm" svg:height="3.302cm" svg:x="0.835cm" svg:y="16.41cm">
          <draw:image xlink:href="Pictures/10000000000002D000000190228F70A15B4F917C.png" xlink:type="simple" xlink:show="embed" xlink:actuate="onLoad">
            <text:p/>
          </draw:image>
        </draw:frame>
        <draw:frame draw:style-name="gr3" draw:text-style-name="P4" draw:layer="layout" svg:width="5.08cm" svg:height="3.048cm" svg:x="22.52cm" svg:y="16.637cm">
          <draw:image xlink:href="Pictures/100000000000020C0000013A4AA84F472DF32165.png" xlink:type="simple" xlink:show="embed" xlink:actuate="onLoad">
            <text:p/>
          </draw:image>
        </draw:frame>
        <draw:frame draw:style-name="gr4" draw:text-style-name="P4" draw:layer="layout" svg:width="5.08cm" svg:height="2.21cm" svg:x="7.864cm" svg:y="17.274cm">
          <draw:image xlink:href="Pictures/10000000000001FF000000DE27401E95B8FECE62.png" xlink:type="simple" xlink:show="embed" xlink:actuate="onLoad">
            <text:p/>
          </draw:image>
        </draw:frame>
        <draw:frame draw:style-name="gr4" draw:text-style-name="P4" draw:layer="layout" svg:width="7.341cm" svg:height="2.54cm" svg:x="13.819cm" svg:y="16.934cm">
          <draw:image xlink:href="Pictures/10000201000001D5000000A22CE7F227199E2AA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0.635cm" svg:y="20.1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10.16cm" svg:y="20.1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23cm" svg:height="0.894cm" svg:x="20.32cm" svg:y="20.3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id </meta:initial-creator>
    <meta:creation-date>2013-10-25T22:06:08</meta:creation-date>
    <meta:editing-duration>P10DT5H29M15S</meta:editing-duration>
    <meta:editing-cycles>461</meta:editing-cycles>
    <dc:date>2018-11-13T17:57:52.013687774</dc:date>
    <meta:generator>LibreOffice/5.1.6.2$Linux_X86_64 LibreOffice_project/10m0$Build-2</meta:generator>
    <meta:document-statistic meta:object-count="29"/>
  </office:meta>
</office:document-meta>
</file>